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5d8" officeooo:paragraph-rsid="001435d8"/>
    </style:style>
    <style:style style:name="T1" style:family="text">
      <style:text-properties officeooo:rsid="00169c92"/>
    </style:style>
    <style:style style:name="T2" style:family="text">
      <style:text-properties officeooo:rsid="001a2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 am <text:span text:style-name="T2">++name++.</text:span></text:p>
      <text:p text:style-name="P1">I am from ++city++.</text:p>
      <text:p text:style-name="P1">I am a ++occupation++.</text:p>
      <text:p text:style-name="P1">I am ++age++ years 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3:47:30.671809320</meta:creation-date>
    <dc:date>2018-11-05T00:10:29.502458987</dc:date>
    <meta:editing-duration>PT2M4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16" meta:character-count="78" meta:non-whitespace-character-count="66"/>
  </office:meta>
</office:document-meta>
</file>